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CA0C59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outline1">
      <style:graphic-properties fo:min-height="11.586cm"/>
    </style:style>
    <style:style style:name="pr3" style:family="presentation" style:parent-style-name="lyt-organic-notes">
      <style:graphic-properties draw:fill-color="#ffffff" draw:auto-grow-height="true" fo:min-height="12.572cm"/>
    </style:style>
    <style:style style:name="pr4" style:family="presentation" style:parent-style-name="lyt-organic-outline1">
      <style:graphic-properties fo:min-height="17.526cm"/>
    </style:style>
    <style:style style:name="pr5" style:family="presentation" style:parent-style-name="lyt-organic-notes">
      <style:graphic-properties draw:fill-color="#ffffff" fo:min-height="12.572cm"/>
    </style:style>
    <style:style style:name="pr6" style:family="presentation" style:parent-style-name="lyt-organic-title">
      <style:graphic-properties fo:min-height="4.064cm"/>
    </style:style>
    <style:style style:name="pr7" style:family="presentation" style:parent-style-name="lyt-organic-outline1">
      <style:graphic-properties fo:min-height="17.527cm"/>
    </style:style>
    <style:style style:name="pr8" style:family="presentation" style:parent-style-name="lyt-organic-outline1">
      <style:graphic-properties fo:min-height="15.748cm"/>
    </style:style>
    <style:style style:name="pr9" style:family="presentation" style:parent-style-name="lyt-organic-title">
      <style:graphic-properties fo:min-height="3.506cm"/>
    </style:style>
    <style:style style:name="pr10" style:family="presentation" style:parent-style-name="lyt-organic-outline1">
      <style:graphic-properties fo:min-height="15.494cm"/>
    </style:style>
    <style:style style:name="pr11" style:family="presentation" style:parent-style-name="lyt-organic-outline1">
      <style:graphic-properties fo:min-height="20.325cm"/>
    </style:style>
    <style:style style:name="pr12" style:family="presentation" style:parent-style-name="lyt-organic-outline1">
      <style:graphic-properties fo:min-height="17.018cm"/>
    </style:style>
    <style:style style:name="pr13" style:family="presentation" style:parent-style-name="lyt-organic-outline1">
      <style:graphic-properties fo:min-height="17.78cm"/>
    </style:style>
    <style:style style:name="pr14" style:family="presentation" style:parent-style-name="lyt-organic-outline1">
      <style:graphic-properties draw:auto-grow-height="true" fo:min-height="15.65cm"/>
    </style:style>
    <style:style style:name="pr15" style:family="presentation" style:parent-style-name="lyt-organic-title">
      <style:graphic-properties fo:min-height="2.273cm"/>
    </style:style>
    <style:style style:name="pr16" style:family="presentation" style:parent-style-name="lyt-organic-outline1">
      <style:graphic-properties fo:min-height="14.478cm"/>
    </style:style>
    <style:style style:name="pr17" style:family="presentation" style:parent-style-name="lyt-organic-outline1">
      <style:graphic-properties fo:min-height="16.256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000000" fo:font-size="22pt" fo:font-weight="normal" style:font-family-asian="ArialMT" style:font-family-generic-asian="swiss" style:font-size-asian="22pt" style:font-weight-asian="normal" style:font-family-complex="ArialMT" style:font-family-generic-complex="swiss" style:font-size-complex="22pt" style:font-weight-complex="normal"/>
    </style:style>
    <style:style style:name="T6" style:family="text">
      <style:text-properties fo:color="#000000" fo:font-size="28pt" fo:font-weight="bold" style:font-family-asian="ArialMT" style:font-family-generic-asian="swiss" style:font-size-asian="28pt" style:font-weight-asian="bold" style:font-family-complex="ArialMT" style:font-family-generic-complex="swiss" style:font-size-complex="28pt" style:font-weight-complex="bold"/>
    </style:style>
    <style:style style:name="T7" style:family="text">
      <style:text-properties fo:color="#000000" fo:font-size="22pt" fo:font-weight="bold" style:font-family-asian="ArialMT" style:font-family-generic-asian="swiss" style:font-size-asian="22pt" style:font-weight-asian="bold" style:font-family-complex="ArialMT" style:font-family-generic-complex="swiss" style:font-size-complex="22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color="#000000" fo:font-family="'Times New Roman'" style:font-family-generic="roman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>
        <office:forms form:automatic-focus="false" form:apply-design-mode="false"/>
        <draw:frame presentation:style-name="pr1" draw:text-style-name="P1" draw:layer="layout" svg:width="24cm" svg:height="3.506cm" svg:x="2cm" svg:y="1.537cm" presentation:class="title">
          <draw:text-box>
            <text:p><text:span text:style-name="T1">RESTFul WEBSERVICE</text:span></text:p>
          </draw:text-box>
        </draw:frame>
        <draw:frame presentation:style-name="pr2" draw:text-style-name="P2" draw:layer="layout" svg:width="23cm" svg:height="11.586cm" svg:x="2.5cm" svg:y="5.514cm" presentation:class="outline">
          <draw:text-box>
            <text:list text:style-name="L2">
              <text:list-item>
                <text:p><text:span text:style-name="T2">A web service is a collection of open protocols and standards used for exchanging data between applications or systems</text:span></text:p>
              </text:list-item>
              <text:list-item>
                <text:p><text:span text:style-name="T2">Web services based on REST Architecture are known as RESTful Web Services. These web services use HTTP methods to implement the concept of REST architecture. </text:span></text:p>
              </text:list-item>
              <text:list-item>
                <text:p><text:span text:style-name="T2">A RESTful web service usually defines a URI (Uniform Resource Identifier), which is a service that provides resource representation such as JSON and a set of HTTP Methods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1T1">
        <office:forms form:automatic-focus="false" form:apply-design-mode="false"/>
        <draw:frame presentation:style-name="pr4" draw:text-style-name="P2" draw:layer="layout" svg:width="22.96cm" svg:height="17.526cm" svg:x="2.54cm" svg:y="1.778cm" presentation:class="outline" presentation:user-transformed="true">
          <draw:text-box>
            <text:p><text:span text:style-name="T3">HTTP Methods:</text:span></text:p>
            <text:p><text:span text:style-name="T3"/></text:p>
            <text:list text:style-name="L2">
              <text:list-item>
                <text:p><text:span text:style-name="T2">The following HTTP methods are most commonly used in a REST based architecture.</text:span></text:p>
                <text:p><text:span text:style-name="T2">&gt;GET − Provides a read only access to a resource.</text:span></text:p>
                <text:p><text:span text:style-name="T2">&gt;PUT − Used to update the existing resource.</text:span></text:p>
                <text:p><text:span text:style-name="T2">&gt;DELETE − Used to remove a resource.</text:span></text:p>
                <text:p><text:span text:style-name="T2">&gt;POST − Used to update an existing resource or create a new resource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1T1">
        <draw:frame presentation:style-name="pr6" draw:layer="layout" svg:width="24cm" svg:height="4.064cm" svg:x="2.162cm" svg:y="0.508cm" presentation:class="title" presentation:user-transformed="true">
          <draw:text-box>
            <text:list text:style-name="L1">
              <text:list-header>
                <text:p><text:span text:style-name="T3"><text:s/></text:span><text:span text:style-name="T3">REST service in MULE:</text:span></text:p>
              </text:list-header>
            </text:list>
          </draw:text-box>
        </draw:frame>
        <draw:frame presentation:style-name="pr7" draw:text-style-name="P2" draw:layer="layout" svg:width="23cm" svg:height="18.391cm" svg:x="2.654cm" svg:y="2.5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text:style-name="P3"><text:span text:style-name="T5"><text:s/></text:span><text:span text:style-name="T5">In the context of web services, this generally means that RESTful web services communicate via pure HTTP using XML or JSON to encapsulate the data and metadata.</text:span></text:p>
              </text:list-item>
            </text:list>
            <text:p text:style-name="P3"><text:span text:style-name="T6">Publishing/Implementing a Rest Service</text:span><text:span text:style-name="T7">: </text:span><text:span text:style-name="T5">Two ways</text:span></text:p>
            <text:p text:style-name="P3"><text:span text:style-name="T7">1) APIKIT </text:span></text:p>
            <text:list text:continue-numbering="true" text:style-name="L2">
              <text:list-header>
                <text:p text:style-name="P3"><text:span text:style-name="T5">- APIkit can create an API based on a RAML (RESTful API Modeling Language) API definition and produces a Mule application with an HTTP endpoint, exception strategies</text:span></text:p>
              </text:list-header>
            </text:list>
            <text:p text:style-name="P3"><text:span text:style-name="T7">2) REST component:</text:span></text:p>
            <text:list text:continue-numbering="true" text:style-name="L2">
              <text:list-header>
                <text:p><text:span text:style-name="T4"><text:s/></text:span><text:span text:style-name="T4">- Use a REST API to publish an external RESTful web service.</text:span></text:p>
                <text:p><text:span text:style-name="T4">- A REST component publishes a RESTful web service via JAX-RS annotations and using Jersey by specifying the REST component class.</text:span></text:p>
                <text:p text:style-name="P3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1T1">
        <draw:frame presentation:style-name="pr8" draw:text-style-name="P4" draw:layer="layout" svg:width="23cm" svg:height="15.748cm" svg:x="2.5cm" svg:y="2.794cm" presentation:class="outline" presentation:user-transformed="true">
          <draw:text-box>
            <text:p><text:span text:style-name="T3">Consuming a REST service:</text:span></text:p>
            <text:p><text:span text:style-name="T4">To consume a REST API using Mule, use one of the following techniques:</text:span></text:p>
            <text:p><text:span text:style-name="T4"/></text:p>
            <text:list text:style-name="L2">
              <text:list-item>
                <text:p><text:span text:style-name="T4">Configure an HTTP connector to send requests to, and accept responses from an API from within your Mule application.</text:span></text:p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4">Build a connector using Anypoint Connector DevKit to perform operations against the API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1T1">
        <draw:frame presentation:style-name="pr9" draw:text-style-name="P1" draw:layer="layout" svg:width="24cm" svg:height="3.506cm" svg:x="1.908cm" svg:y="0.812cm" presentation:class="title" presentation:user-transformed="true">
          <draw:text-box>
            <text:p><text:span text:style-name="T1">REST COMPONENT</text:span></text:p>
          </draw:text-box>
        </draw:frame>
        <draw:frame presentation:style-name="pr10" draw:text-style-name="P2" draw:layer="layout" svg:width="23cm" svg:height="15.494cm" svg:x="2.5cm" svg:y="3.556cm" presentation:class="outline" presentation:user-transformed="true">
          <draw:text-box>
            <text:list text:style-name="L2">
              <text:list-item>
                <text:p><text:span text:style-name="T2">Mule hosts RESTful web services using Jersey, which is a JAX-RS (JSR-311) implementation. </text:span></text:p>
              </text:list-item>
              <text:list-item>
                <text:p><text:span text:style-name="T2">JAX-RS is a specification that provides a series of annotations and classes that make it possible to build RESTful services</text:span></text:p>
              </text:list-item>
              <text:list-item>
                <text:p><text:span text:style-name="T2">Using the annotations present in JAX-RS we can create unique signatures(unique URI) for every type of request.</text:span></text:p>
              </text:list-item>
            </text:list>
            <text:p><text:span text:style-name="T8">ANNOTATIONS:</text:span></text:p>
            <text:list text:continue-numbering="true" text:style-name="L2">
              <text:list-item>
                <text:p><text:span text:style-name="T8"><text:s/></text:span><text:span text:style-name="T8">@GET - </text:span><text:span text:style-name="T4">Annotate your Get request methods with @GET</text:span></text:p>
              </text:list-item>
            </text:list>
            <text:p><text:span text:style-name="T4">Eg: </text:span><text:span text:style-name="T8">@GET</text:span></text:p>
            <text:p><text:span text:style-name="T4">public String getHTML() {</text:span></text:p>
            <text:p><text:span text:style-name="T4"><text:s text:c="2"/></text:span><text:span text:style-name="T4">...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1T1">
        <draw:frame presentation:style-name="pr11" draw:text-style-name="P2" draw:layer="layout" svg:width="23cm" svg:height="20.425cm" svg:x="2.5cm" svg:y="2.032cm" presentation:class="outline" presentation:user-transformed="true">
          <draw:text-box>
            <text:list text:style-name="L2">
              <text:list-item>
                <text:p><text:span text:style-name="T2">@</text:span><text:span text:style-name="T8">Produces</text:span><text:span text:style-name="T2">:specifies the type of output this method (or web service) will produce</text:span></text:p>
                <text:p><text:span text:style-name="T2">Eg:@GET</text:span></text:p>
                <text:p><text:span text:style-name="T2">@</text:span><text:span text:style-name="T8">Produces</text:span><text:span text:style-name="T2">("application/xml")</text:span></text:p>
                <text:p><text:span text:style-name="T2">public Contact getXML() {</text:span></text:p>
                <text:p><text:span text:style-name="T2"><text:s text:c="2"/></text:span><text:span text:style-name="T2">...</text:span></text:p>
                <text:p><text:span text:style-name="T2">}</text:span></text:p>
              </text:list-item>
              <text:list-item>
                <text:p><text:span text:style-name="T2">@</text:span><text:span text:style-name="T8">Path</text:span><text:span text:style-name="T2">: specify the URL path on which this method will be invoked.</text:span></text:p>
                <text:p><text:span text:style-name="T2">Eg: @GET</text:span></text:p>
                <text:p><text:span text:style-name="T2">@Produces("application/xml")</text:span></text:p>
                <text:p><text:span text:style-name="T2">@</text:span><text:span text:style-name="T8">Path</text:span><text:span text:style-name="T2">("xml/{firstName}")</text:span></text:p>
                <text:p><text:span text:style-name="T2">public Contact getXML() {</text:span></text:p>
                <text:p><text:span text:style-name="T2"><text:s text:c="2"/></text:span><text:span text:style-name="T2">...</text:span></text:p>
                <text:p><text:span text:style-name="T2">}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1T1">
        <draw:frame presentation:style-name="pr12" draw:text-style-name="P2" draw:layer="layout" svg:width="23cm" svg:height="17.018cm" svg:x="2.5cm" svg:y="2.032cm" presentation:class="outline" presentation:user-transformed="true">
          <draw:text-box>
            <text:list text:style-name="L2">
              <text:list-item>
                <text:p><text:span text:style-name="T8">@PathParam-</text:span><text:span text:style-name="T4">We can bind REST-style URL parameters to method arguments using @PathParam annotation as shown below.</text:span></text:p>
                <text:p><text:span text:style-name="T2">Eg:</text:span></text:p>
                <text:p><text:span text:style-name="T2">@GET</text:span></text:p>
                <text:p><text:span text:style-name="T2">@Produces("application/xml")</text:span></text:p>
                <text:p><text:span text:style-name="T2">@Path("xml/{firstName}")</text:span></text:p>
                <text:p><text:span text:style-name="T2">public Contact getXML(</text:span><text:span text:style-name="T8">@PathParam</text:span><text:span text:style-name="T2">("firstName") String firstName) {</text:span></text:p>
                <text:p><text:span text:style-name="T2"><text:s text:c="2"/></text:span><text:span text:style-name="T2">Contact contact = contactService.findByFirstName(firstName);</text:span></text:p>
                <text:p><text:span text:style-name="T2"><text:s text:c="2"/></text:span><text:span text:style-name="T2">return contact;</text:span></text:p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1T1">
        <draw:frame presentation:style-name="pr13" draw:text-style-name="P2" draw:layer="layout" svg:width="23cm" svg:height="17.78cm" svg:x="2.5cm" svg:y="1.524cm" presentation:class="outline" presentation:user-transformed="true">
          <draw:text-box>
            <text:list text:style-name="L2">
              <text:list-item>
                <text:p><text:span text:style-name="T8">@QueryParam</text:span><text:span text:style-name="T2">- Request parameters in query string can be accessed using @QueryParam annotation as shown below.</text:span></text:p>
                <text:p><text:span text:style-name="T2">Eg:</text:span></text:p>
                <text:p><text:span text:style-name="T2">@GET</text:span></text:p>
                <text:p><text:span text:style-name="T2">@Produces("application/json")</text:span></text:p>
                <text:p><text:span text:style-name="T2">@Path("json/companyList")</text:span></text:p>
                <text:p><text:span text:style-name="T2">public CompanyList getJSON(</text:span><text:span text:style-name="T8">@QueryParam</text:span><text:span text:style-name="T2">("start") int start, </text:span><text:span text:style-name="T8">@QueryParam</text:span><text:span text:style-name="T2">("limit") int limit) {</text:span></text:p>
                <text:p><text:span text:style-name="T2"><text:s text:c="2"/></text:span><text:span text:style-name="T2">CompanyList list = new CompanyList(companyService.listCompanies(start, limit));</text:span></text:p>
                <text:p><text:span text:style-name="T2"><text:s text:c="2"/></text:span><text:span text:style-name="T2">return list;</text:span></text:p>
                <text:p><text:span text:style-name="T2">}</text:span></text:p>
              </text:list-item>
              <text:list-item>
                <text:p><text:span text:style-name="T8">@POST</text:span><text:span text:style-name="T2"> -Annotate POST request methods with @POST.</text:span></text:p>
              </text:list-item>
              <text:list-item>
                <text:p><text:span text:style-name="T8">@PUT</text:span><text:span text:style-name="T2">-Annotate PUT request methods with @PU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1T1">
        <draw:frame presentation:style-name="pr4" draw:text-style-name="P2" draw:layer="layout" svg:width="23cm" svg:height="17.526cm" svg:x="2.5cm" svg:y="1.778cm" presentation:class="outline" presentation:user-transformed="true">
          <draw:text-box>
            <text:list text:style-name="L2">
              <text:list-item>
                <text:p><text:span text:style-name="T8">@DELETE</text:span><text:span text:style-name="T2">- Annotate DELETE request methods with @DELETE.</text:span></text:p>
              </text:list-item>
              <text:list-item>
                <text:p><text:span text:style-name="T8">@Consumes</text:span><text:span text:style-name="T2">-The @Consumes annotation is used to specify the MIME media types a REST resource can consume.</text:span></text:p>
                <text:p><text:span text:style-name="T2">Eg:</text:span></text:p>
                <text:p><text:span text:style-name="T2">@PUT</text:span></text:p>
                <text:p><text:span text:style-name="T8">@Consumes</text:span><text:span text:style-name="T2">("application/json")</text:span></text:p>
                <text:p><text:span text:style-name="T2">@Produces("application/json")</text:span></text:p>
                <text:p><text:span text:style-name="T2">@Path("{contactId}")</text:span></text:p>
                <text:p><text:span text:style-name="T2">public RestResponse&lt;Contact&gt; update(Contact contact) {</text:span></text:p>
                <text:p><text:span text:style-name="T2">...</text:span></text:p>
                <text:p><text:span text:style-name="T2">}</text:span></text:p>
                <text:p><text:span text:style-name="T2">NOTE: used for POST and PUT operation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1T1">
        <draw:frame presentation:style-name="pr14" draw:text-style-name="P5" draw:layer="layout" svg:width="23cm" svg:height="15.65cm" svg:x="2.54cm" svg:y="3.4cm" presentation:class="outline" presentation:user-transformed="true">
          <draw:text-box>
            <text:p><text:span text:style-name="T9">Rest-Client:</text:span></text:p>
            <text:list text:style-name="L2">
              <text:list-item>
                <text:p text:style-name="P3"><text:span text:style-name="T10">RESTClient is a simple application for talking to RESTful web services. </text:span></text:p>
              </text:list-item>
              <text:list-item>
                <text:p text:style-name="P3"><text:span text:style-name="T10">It is designed to fill a gap in existing offerings by offering support for GET/POST/PUT/DELETE, making it a useful tool when exploring RESTful web services which use a wider range of HTTP verbs.</text:span></text:p>
              </text:list-item>
              <text:list-item>
                <text:p text:style-name="P3"><text:span text:style-name="T10">RESTClient aims to fill this gap by allowing you to enter *any* URL and POST/PUT/DELETE to it, you can move data around more easily. </text:span></text:p>
              </text:list-item>
              <text:list-item>
                <text:p text:style-name="P3"><text:span text:style-name="T10">By providing a simple user interface for copy pasting data, you can fetch data from one source, copy it, change your URL and post the data to another source.</text:span></text:p>
              </text:list-item>
            </text:list>
          </draw:text-box>
        </draw:frame>
        <draw:frame presentation:style-name="pr9" draw:text-style-name="P1" draw:layer="layout" svg:width="24cm" svg:height="3.506cm" svg:x="1.778cm" svg:y="0.762cm" presentation:class="title" presentation:user-transformed="true">
          <draw:text-box>
            <text:p><text:span text:style-name="T1">Creating REST CLIENT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1T1">
        <draw:frame presentation:style-name="pr15" draw:layer="layout" svg:width="24cm" svg:height="2.273cm" svg:x="2cm" svg:y="1.537cm" presentation:class="title" presentation:user-transformed="true">
          <draw:text-box>
            <text:p>Rest Client in mule</text:p>
          </draw:text-box>
        </draw:frame>
        <draw:frame presentation:style-name="pr16" draw:text-style-name="P2" draw:layer="layout" svg:width="23cm" svg:height="14.478cm" svg:x="2.5cm" svg:y="3.81cm" presentation:class="outline" presentation:user-transformed="true">
          <draw:text-box>
            <text:list text:style-name="L2">
              <text:list-item>
                <text:p><text:span text:style-name="T8">Step1: Create a rest service </text:span></text:p>
                <text:p><text:span text:style-name="T8">- </text:span><text:span text:style-name="T4">this rest service should be available for consuming it</text:span></text:p>
              </text:list-item>
              <text:list-item>
                <text:p><text:span text:style-name="T8">Step2:Consume the created rest service by creating a rest client</text:span></text:p>
                <text:p><text:span text:style-name="T4">- write a java class for creating a rest client.</text:span></text:p>
                <text:p><text:span text:style-name="T4">- using invoke you can call the rest client created.</text:span></text:p>
              </text:list-item>
            </text:list>
            <text:p><text:span text:style-name="T8">Dynamic Endpoints:</text:span></text:p>
            <text:list text:continue-numbering="true" text:style-name="L2">
              <text:list-item>
                <text:p><text:span text:style-name="T4">An outbound endpoint can also be dynamic. This means that the endpoint’s URI is the value of an expression, which is evaluated just before a message is sent to it. </text:span></text:p>
              </text:list-item>
              <text:list-item>
                <text:p><text:span text:style-name="T4">This allows the target of a message to be determined by its contents or the value of any message property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1T1">
        <draw:frame presentation:style-name="pr17" draw:text-style-name="P2" draw:layer="layout" svg:width="23cm" svg:height="16.256cm" svg:x="2.5cm" svg:y="2.54cm" presentation:class="outline" presentation:user-transformed="true">
          <draw:text-box>
            <text:p><text:span text:style-name="T8">Dynamic endpoints can use either of the endpoint formats shown above.</text:span></text:p>
            <text:list text:style-name="L2">
              <text:list-header>
                <text:p><text:span text:style-name="T2"/></text:p>
              </text:list-header>
              <text:list-item>
                <text:p><text:span text:style-name="T2">&lt;outbound-endpoint address="smtp://user:secret@#[message.outboundProperties['host']]"/&gt;</text:span></text:p>
                <text:p><text:span text:style-name="T2"><text:s/></text:span></text:p>
              </text:list-item>
              <text:list-item>
                <text:p><text:span text:style-name="T2">&lt;jms:outbound-endpoint host="localhost" queue="#[app.registry['defaultJmsQueue']]"/&gt;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7T11:14:02.48</meta:creation-date>
    <meta:editing-duration>PT6H3M46S</meta:editing-duration>
    <meta:editing-cycles>13</meta:editing-cycles>
    <dc:date>2017-02-08T16:00:45.66</dc:date>
    <meta:generator>OpenOffice/4.1.2$Win32 OpenOffice.org_project/412m3$Build-9782</meta:generator>
    <meta:document-statistic meta:object-count="73"/>
  </office:meta>
</office:document-meta>
</file>